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Filt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ltipartFilter.init( Filter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Filter.configu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ultipartFilter.doFilter( ServletRequest req , ServletResponse res , FilterChain filterChai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